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82cm" fo:min-width="10.549cm"/>
    </style:style>
    <style:style style:name="gr2" style:family="graphic" style:parent-style-name="standard">
      <style:graphic-properties draw:textarea-horizontal-align="justify" draw:textarea-vertical-align="middle" draw:auto-grow-height="false" fo:min-height="1.782cm" fo:min-width="7.12cm"/>
    </style:style>
    <style:style style:name="gr3" style:family="graphic" style:parent-style-name="standard">
      <style:graphic-properties draw:marker-start="Circle" draw:marker-start-width="0.3cm" draw:marker-end="Arrow" draw:marker-end-width="0.3cm" draw:textarea-vertical-align="middle"/>
    </style:style>
    <style:style style:name="gr4" style:family="graphic" style:parent-style-name="standard">
      <style:graphic-properties draw:stroke="none" svg:stroke-color="#000000" draw:fill="none" draw:fill-color="#ffffff" fo:min-height="2.896cm"/>
    </style:style>
    <style:style style:name="gr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bottom" draw:auto-grow-height="false" fo:min-height="4.094cm" fo:min-width="6.389cm" fo:padding-top="0.095cm" fo:padding-bottom="0.095cm" fo:padding-left="0.22cm" fo:padding-right="0.22cm" fo:wrap-option="no-wrap" draw:shadow="hidden" draw:shadow-offset-x="0.2cm" draw:shadow-offset-y="0.2cm" draw:shadow-color="#808080"/>
    </style:style>
    <style:style style:name="gr6" style:family="graphic" style:parent-style-name="standard">
      <style:graphic-properties draw:marker-start="Square" draw:marker-start-width="0.3cm" draw:marker-end="Arrow" draw:marker-end-width="0.3cm" draw:textarea-vertical-align="middle"/>
    </style:style>
    <style:style style:name="gr7" style:family="graphic" style:parent-style-name="standard">
      <style:graphic-properties draw:textarea-horizontal-align="justify" draw:textarea-vertical-align="middle" draw:auto-grow-height="false" fo:min-height="0.893cm" fo:min-width="2.929cm"/>
    </style:style>
    <style:style style:name="gr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text-align="center"/>
    </style:style>
    <style:style style:name="P2" style:family="paragraph">
      <loext:graphic-properties draw:fill="none" draw:fill-color="#ffffff"/>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20pt" fo:font-style="italic" fo:text-shadow="none" style:text-underline-style="none" fo:font-weight="bold" style:letter-kerning="true" style:font-name-asian="DejaVu Sans" style:font-size-asian="20pt" style:font-style-asian="italic" style:font-weight-asian="bold" style:font-name-complex="Lohit Hindi" style:font-size-complex="20pt" style:font-style-complex="italic" style:font-weight-complex="bold" style:text-emphasize="none" style:font-relief="none" style:text-overline-style="none" style:text-overline-color="font-color"/>
    </style:style>
    <style:style style:name="P5" style:family="paragraph">
      <style:paragraph-properties fo:text-align="center"/>
      <style:text-properties fo:font-size="13pt" style:font-size-asian="13pt" style:font-size-complex="13pt"/>
    </style:style>
    <style:style style:name="P6"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style:text-outline="false" style:text-line-through-style="none" style:text-line-through-type="none" style:font-name="Arial Narrow" fo:font-size="20pt" fo:font-style="italic" fo:text-shadow="none" style:text-underline-style="none" fo:font-weight="bold" style:letter-kerning="true" style:font-name-asian="DejaVu Sans" style:font-size-asian="20pt" style:font-style-asian="italic" style:font-weight-asian="bold" style:font-name-complex="Lohit Hindi" style:font-size-complex="20pt" style:font-style-complex="italic" style:font-weight-complex="bold" style:text-emphasize="none" style:font-relief="none" style:text-overline-style="none" style:text-overline-color="font-color"/>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049cm" svg:height="2.032cm" svg:x="5.999cm" svg:y="2.162cm">
          <text:p text:style-name="P1">Ansible</text:p>
          <draw:enhanced-geometry svg:viewBox="0 0 21600 21600" draw:type="rectangle" draw:enhanced-path="M 0 0 L 21600 0 21600 21600 0 21600 0 0 Z N"/>
        </draw:custom-shape>
        <draw:custom-shape draw:style-name="gr2" draw:text-style-name="P1" draw:layer="layout" svg:width="7.62cm" svg:height="2.032cm" svg:x="5.999cm" svg:y="10.062cm">
          <text:p text:style-name="P1">Terraform</text:p>
          <draw:enhanced-geometry svg:viewBox="0 0 21600 21600" draw:type="rectangle" draw:enhanced-path="M 0 0 L 21600 0 21600 21600 0 21600 0 0 Z N"/>
        </draw:custom-shape>
        <draw:line draw:style-name="gr3" draw:text-style-name="P1" draw:layer="layout" svg:x1="7.477cm" svg:y1="4.048cm" svg:x2="7.477cm" svg:y2="6.842cm">
          <text:p/>
        </draw:line>
        <draw:line draw:style-name="gr3" draw:text-style-name="P1" draw:layer="layout" svg:x1="11.333cm" svg:y1="10.036cm" svg:x2="11.333cm" svg:y2="4.194cm">
          <text:p/>
        </draw:line>
        <draw:frame draw:style-name="gr4" draw:text-style-name="P2" draw:layer="layout" svg:width="3.578cm" svg:height="3.146cm" svg:x="11.587cm" svg:y="5.62cm">
          <draw:text-box>
            <text:p>Public IPs:</text:p>
            <text:p>40.1.1.1</text:p>
            <text:p>40.1.1.2</text:p>
            <text:p>40.1.1.3</text:p>
          </draw:text-box>
        </draw:frame>
        <draw:custom-shape draw:style-name="gr5" draw:text-style-name="P4" draw:layer="layout" svg:width="10.452cm" svg:height="6.604cm" svg:x="11.676cm" svg:y="12.83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3"><text:span text:style-name="T1">Azure / OpenSt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1" draw:layer="layout" svg:x1="9.555cm" svg:y1="12.068cm" svg:x2="12.222cm" svg:y2="14.989cm">
          <text:p/>
        </draw:line>
        <draw:line draw:style-name="gr6" draw:text-style-name="P1" draw:layer="layout" svg:x1="16.413cm" svg:y1="4.194cm" svg:x2="16.794cm" svg:y2="14.227cm">
          <text:p/>
        </draw:line>
        <draw:custom-shape draw:style-name="gr7" draw:text-style-name="P5" draw:layer="layout" svg:width="3.429cm" svg:height="1.143cm" svg:x="5.745cm" svg:y="6.861cm">
          <text:p text:style-name="P1"><text:span text:style-name="T2">terraform.tfvars</text:span></text:p>
          <draw:enhanced-geometry svg:viewBox="0 0 21600 21600" draw:type="rectangle" draw:enhanced-path="M 0 0 L 21600 0 21600 21600 0 21600 0 0 Z N"/>
        </draw:custom-shape>
        <draw:line draw:style-name="gr3" draw:text-style-name="P1" draw:layer="layout" svg:x1="7.523cm" svg:y1="7.877cm" svg:x2="7.523cm" svg:y2="10.036cm">
          <text:p/>
        </draw:lin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8" draw:text-style-name="P6" draw:layer="layout" svg:width="1.064cm" svg:height="0.623cm" svg:x="14.499cm" svg:y="15.927cm" svg:viewBox="0 0 1065 624" svg:d="M0 624c301 0 774-197 978-327s0-297-103-297z">
            <text:p/>
          </draw:path>
          <draw:g>
            <draw:polygon draw:style-name="gr9" draw:text-style-name="P7" draw:layer="layout" svg:width="0.617cm" svg:height="1.545cm" svg:x="13.881cm" svg:y="15.005cm" svg:viewBox="0 0 618 1546" draw:points="0,1189 0,0 618,357 618,1546">
              <text:p/>
            </draw:polygon>
            <draw:polygon draw:style-name="gr10" draw:text-style-name="P8" draw:layer="layout" svg:width="0.874cm" svg:height="1.693cm" svg:x="14.499cm" svg:y="14.857cm" svg:viewBox="0 0 875 1694" draw:points="0,1694 0,505 875,0 875,1189">
              <text:p/>
            </draw:polygon>
            <draw:polygon draw:style-name="gr11" draw:text-style-name="P9" draw:layer="layout" svg:width="1.492cm" svg:height="0.861cm" svg:x="13.881cm" svg:y="14.5cm" svg:viewBox="0 0 1493 862" draw:points="618,862 0,505 875,0 1493,357">
              <text:p/>
            </draw:polygon>
            <draw:polygon draw:style-name="gr12" draw:text-style-name="P10" draw:layer="layout" svg:width="1.492cm" svg:height="2.05cm" svg:x="13.881cm" svg:y="14.5cm" svg:viewBox="0 0 1493 2051" draw:points="0,1694 0,505 875,0 1493,357 1493,1546 618,2051">
              <text:p/>
            </draw:polygon>
            <draw:line draw:style-name="gr13" draw:text-style-name="P11" draw:layer="layout" svg:x1="14.396cm" svg:y1="16.254cm" svg:x2="13.984cm" svg:y2="16.016cm">
              <text:p/>
            </draw:line>
            <draw:line draw:style-name="gr14" draw:text-style-name="P11" draw:layer="layout" svg:x1="14.396cm" svg:y1="16.373cm" svg:x2="13.984cm" svg:y2="16.135cm">
              <text:p/>
            </draw:line>
            <draw:line draw:style-name="gr15" draw:text-style-name="P11" draw:layer="layout" svg:x1="14.396cm" svg:y1="16.313cm" svg:x2="13.984cm" svg:y2="16.075cm">
              <text:p/>
            </draw:line>
            <draw:polyline draw:style-name="gr16" draw:text-style-name="P11" draw:layer="layout" svg:width="0.514cm" svg:height="0.356cm" svg:x="13.932cm" svg:y="15.184cm" svg:viewBox="0 0 515 357" draw:points="515,357 0,59 0,0">
              <text:p/>
            </draw:polyline>
            <draw:polyline draw:style-name="gr17" draw:text-style-name="P11" draw:layer="layout" svg:width="0.505cm" svg:height="0.357cm" svg:x="13.941cm" svg:y="15.182cm" svg:viewBox="0 0 506 358" draw:points="506,358 506,299 0,0">
              <text:p/>
            </draw:polyline>
            <draw:polygon draw:style-name="gr18" draw:text-style-name="P12" draw:layer="layout" svg:width="0.059cm" svg:height="0.104cm" svg:x="14.123cm" svg:y="15.777cm" svg:viewBox="0 0 60 105" draw:points="0,70 0,0 60,35 60,105">
              <text:p/>
            </draw:polygon>
            <draw:line draw:style-name="gr19" draw:text-style-name="P11" draw:layer="layout" svg:x1="14.396cm" svg:y1="16.195cm" svg:x2="13.984cm" svg:y2="15.957cm">
              <text:p/>
            </draw:line>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0" draw:text-style-name="P6" draw:layer="layout" svg:width="1.064cm" svg:height="0.623cm" svg:x="16.605cm" svg:y="15.781cm" svg:viewBox="0 0 1065 624" svg:d="M0 624c301 0 774-197 978-327s0-297-103-297z">
            <text:p/>
          </draw:path>
          <draw:g>
            <draw:polygon draw:style-name="gr21" draw:text-style-name="P7" draw:layer="layout" svg:width="0.617cm" svg:height="1.545cm" svg:x="15.987cm" svg:y="14.859cm" svg:viewBox="0 0 618 1546" draw:points="0,1189 0,0 618,357 618,1546">
              <text:p/>
            </draw:polygon>
            <draw:polygon draw:style-name="gr22" draw:text-style-name="P8" draw:layer="layout" svg:width="0.874cm" svg:height="1.693cm" svg:x="16.605cm" svg:y="14.711cm" svg:viewBox="0 0 875 1694" draw:points="0,1694 0,505 875,0 875,1189">
              <text:p/>
            </draw:polygon>
            <draw:polygon draw:style-name="gr23" draw:text-style-name="P9" draw:layer="layout" svg:width="1.492cm" svg:height="0.861cm" svg:x="15.987cm" svg:y="14.354cm" svg:viewBox="0 0 1493 862" draw:points="618,862 0,505 875,0 1493,357">
              <text:p/>
            </draw:polygon>
            <draw:polygon draw:style-name="gr24" draw:text-style-name="P10" draw:layer="layout" svg:width="1.492cm" svg:height="2.05cm" svg:x="15.987cm" svg:y="14.354cm" svg:viewBox="0 0 1493 2051" draw:points="0,1694 0,505 875,0 1493,357 1493,1546 618,2051">
              <text:p/>
            </draw:polygon>
            <draw:line draw:style-name="gr25" draw:text-style-name="P11" draw:layer="layout" svg:x1="16.502cm" svg:y1="16.108cm" svg:x2="16.09cm" svg:y2="15.87cm">
              <text:p/>
            </draw:line>
            <draw:line draw:style-name="gr26" draw:text-style-name="P11" draw:layer="layout" svg:x1="16.502cm" svg:y1="16.227cm" svg:x2="16.09cm" svg:y2="15.989cm">
              <text:p/>
            </draw:line>
            <draw:line draw:style-name="gr27" draw:text-style-name="P11" draw:layer="layout" svg:x1="16.502cm" svg:y1="16.167cm" svg:x2="16.09cm" svg:y2="15.929cm">
              <text:p/>
            </draw:line>
            <draw:polyline draw:style-name="gr28" draw:text-style-name="P11" draw:layer="layout" svg:width="0.514cm" svg:height="0.356cm" svg:x="16.038cm" svg:y="15.038cm" svg:viewBox="0 0 515 357" draw:points="515,357 0,59 0,0">
              <text:p/>
            </draw:polyline>
            <draw:polyline draw:style-name="gr29" draw:text-style-name="P11" draw:layer="layout" svg:width="0.505cm" svg:height="0.357cm" svg:x="16.047cm" svg:y="15.036cm" svg:viewBox="0 0 506 358" draw:points="506,358 506,299 0,0">
              <text:p/>
            </draw:polyline>
            <draw:polygon draw:style-name="gr30" draw:text-style-name="P12" draw:layer="layout" svg:width="0.059cm" svg:height="0.104cm" svg:x="16.229cm" svg:y="15.631cm" svg:viewBox="0 0 60 105" draw:points="0,70 0,0 60,35 60,105">
              <text:p/>
            </draw:polygon>
            <draw:line draw:style-name="gr31" draw:text-style-name="P11" draw:layer="layout" svg:x1="16.502cm" svg:y1="16.049cm" svg:x2="16.09cm" svg:y2="15.811cm">
              <text:p/>
            </draw:line>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2" draw:text-style-name="P6" draw:layer="layout" svg:width="1.064cm" svg:height="0.623cm" svg:x="18.678cm" svg:y="15.781cm" svg:viewBox="0 0 1065 624" svg:d="M0 624c301 0 774-197 978-327s0-297-103-297z">
            <text:p/>
          </draw:path>
          <draw:g>
            <draw:polygon draw:style-name="gr33" draw:text-style-name="P7" draw:layer="layout" svg:width="0.617cm" svg:height="1.545cm" svg:x="18.06cm" svg:y="14.859cm" svg:viewBox="0 0 618 1546" draw:points="0,1189 0,0 618,357 618,1546">
              <text:p/>
            </draw:polygon>
            <draw:polygon draw:style-name="gr34" draw:text-style-name="P8" draw:layer="layout" svg:width="0.874cm" svg:height="1.693cm" svg:x="18.678cm" svg:y="14.711cm" svg:viewBox="0 0 875 1694" draw:points="0,1694 0,505 875,0 875,1189">
              <text:p/>
            </draw:polygon>
            <draw:polygon draw:style-name="gr35" draw:text-style-name="P9" draw:layer="layout" svg:width="1.492cm" svg:height="0.861cm" svg:x="18.06cm" svg:y="14.354cm" svg:viewBox="0 0 1493 862" draw:points="618,862 0,505 875,0 1493,357">
              <text:p/>
            </draw:polygon>
            <draw:polygon draw:style-name="gr36" draw:text-style-name="P10" draw:layer="layout" svg:width="1.492cm" svg:height="2.05cm" svg:x="18.06cm" svg:y="14.354cm" svg:viewBox="0 0 1493 2051" draw:points="0,1694 0,505 875,0 1493,357 1493,1546 618,2051">
              <text:p/>
            </draw:polygon>
            <draw:line draw:style-name="gr37" draw:text-style-name="P11" draw:layer="layout" svg:x1="18.575cm" svg:y1="16.108cm" svg:x2="18.163cm" svg:y2="15.87cm">
              <text:p/>
            </draw:line>
            <draw:line draw:style-name="gr38" draw:text-style-name="P11" draw:layer="layout" svg:x1="18.575cm" svg:y1="16.227cm" svg:x2="18.163cm" svg:y2="15.989cm">
              <text:p/>
            </draw:line>
            <draw:line draw:style-name="gr39" draw:text-style-name="P11" draw:layer="layout" svg:x1="18.575cm" svg:y1="16.167cm" svg:x2="18.163cm" svg:y2="15.929cm">
              <text:p/>
            </draw:line>
            <draw:polyline draw:style-name="gr40" draw:text-style-name="P11" draw:layer="layout" svg:width="0.514cm" svg:height="0.356cm" svg:x="18.111cm" svg:y="15.038cm" svg:viewBox="0 0 515 357" draw:points="515,357 0,59 0,0">
              <text:p/>
            </draw:polyline>
            <draw:polyline draw:style-name="gr41" draw:text-style-name="P11" draw:layer="layout" svg:width="0.505cm" svg:height="0.357cm" svg:x="18.12cm" svg:y="15.036cm" svg:viewBox="0 0 506 358" draw:points="506,358 506,299 0,0">
              <text:p/>
            </draw:polyline>
            <draw:polygon draw:style-name="gr42" draw:text-style-name="P12" draw:layer="layout" svg:width="0.059cm" svg:height="0.104cm" svg:x="18.302cm" svg:y="15.631cm" svg:viewBox="0 0 60 105" draw:points="0,70 0,0 60,35 60,105">
              <text:p/>
            </draw:polygon>
            <draw:line draw:style-name="gr43" draw:text-style-name="P11" draw:layer="layout" svg:x1="18.575cm" svg:y1="16.049cm" svg:x2="18.163cm" svg:y2="15.811cm">
              <text:p/>
            </draw:line>
          </draw:g>
        </draw:g>
        <draw:line draw:style-name="gr6" draw:text-style-name="P1" draw:layer="layout" svg:x1="16.413cm" svg:y1="4.194cm" svg:x2="18.953cm" svg:y2="14.354cm">
          <text:p/>
        </draw:line>
        <draw:line draw:style-name="gr6" draw:text-style-name="P1" draw:layer="layout" svg:x1="16.413cm" svg:y1="4.194cm" svg:x2="14.762cm" svg:y2="14.48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3T11:05:40.705160120</meta:creation-date>
    <dc:date>2018-07-04T12:22:15.602313112</dc:date>
    <meta:editing-duration>PT6M14S</meta:editing-duration>
    <meta:editing-cycles>3</meta:editing-cycles>
    <meta:generator>LibreOffice/5.4.7.2$Linux_X86_64 LibreOffice_project/40$Build-2</meta:generator>
    <meta:document-statistic meta:object-count="54"/>
  </office:meta>
</office:document-meta>
</file>